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cc33" draw:textarea-horizontal-align="justify" draw:textarea-vertical-align="middle" draw:auto-grow-height="false" fo:min-height="1.126cm" fo:min-width="4.054cm"/>
    </style:style>
    <style:style style:name="gr2" style:family="graphic" style:parent-style-name="standard">
      <style:graphic-properties draw:fill-color="#00cc33" draw:textarea-horizontal-align="justify" draw:textarea-vertical-align="middle" draw:auto-grow-height="false" fo:min-height="1.126cm" fo:min-width="3.927cm"/>
    </style:style>
    <style:style style:name="gr3" style:family="graphic" style:parent-style-name="standard">
      <style:graphic-properties draw:fill-color="#00cc33" draw:textarea-horizontal-align="justify" draw:textarea-vertical-align="middle" draw:auto-grow-height="false" fo:min-height="1.126cm" fo:min-width="3.797cm"/>
    </style:style>
    <style:style style:name="gr4" style:family="graphic" style:parent-style-name="standard">
      <style:graphic-properties draw:fill-color="#00cc33" draw:textarea-horizontal-align="justify" draw:textarea-vertical-align="middle" draw:auto-grow-height="false" fo:min-height="1.126cm" fo:min-width="4.18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0.449cm" fo:min-width="1.343cm"/>
    </style:style>
    <style:style style:name="gr7" style:family="graphic" style:parent-style-name="standard">
      <style:graphic-properties draw:stroke="none" svg:stroke-color="#000000" draw:fill="none" draw:fill-color="#ffffff" fo:min-height="1.14cm"/>
    </style:style>
    <style:style style:name="gr8" style:family="graphic" style:parent-style-name="standard">
      <style:graphic-properties draw:stroke="none" svg:stroke-color="#000000" draw:fill="none" draw:fill-color="#ffffff" fo:min-height="1.782cm"/>
    </style:style>
    <style:style style:name="gr9" style:family="graphic" style:parent-style-name="standard">
      <style:graphic-properties draw:fill-color="#ff3300" draw:textarea-horizontal-align="justify" draw:textarea-vertical-align="middle" draw:auto-grow-height="false" fo:min-height="1.126cm" fo:min-width="3.543cm"/>
    </style:style>
    <style:style style:name="gr10" style:family="graphic" style:parent-style-name="standard">
      <style:graphic-properties draw:fill-color="#ff3300" draw:textarea-horizontal-align="justify" draw:textarea-vertical-align="middle" draw:auto-grow-height="false" fo:min-height="1.126cm" fo:min-width="3.672cm"/>
    </style:style>
    <style:style style:name="gr11" style:family="graphic" style:parent-style-name="standard">
      <style:graphic-properties svg:stroke-color="#ffffff" draw:fill-color="#ff3300" draw:textarea-horizontal-align="justify" draw:textarea-vertical-align="middle" draw:auto-grow-height="false" fo:min-height="0.824cm" fo:min-width="8.262cm"/>
    </style:style>
    <style:style style:name="gr12" style:family="graphic" style:parent-style-name="objectwithoutfill">
      <style:graphic-properties draw:marker-end="Arrow" draw:marker-end-width="0.3cm" draw:fill="none" draw:fill-color="#ffcc00" draw:textarea-vertical-align="middle"/>
    </style:style>
    <style:style style:name="gr13" style:family="graphic" style:parent-style-name="standard">
      <style:graphic-properties draw:fill-color="#00cc33" draw:textarea-horizontal-align="justify" draw:textarea-vertical-align="middle" draw:auto-grow-height="false" fo:min-height="0.767cm" fo:min-width="16.772cm"/>
    </style:style>
    <style:style style:name="gr14" style:family="graphic" style:parent-style-name="standard">
      <style:graphic-properties draw:fill-color="#ffcc00" draw:textarea-horizontal-align="justify" draw:textarea-vertical-align="middle" draw:auto-grow-height="false" fo:min-height="0.894cm" fo:min-width="2.04cm"/>
    </style:style>
    <style:style style:name="gr15" style:family="graphic" style:parent-style-name="standard">
      <style:graphic-properties draw:fill-color="#00cc33" draw:textarea-horizontal-align="justify" draw:textarea-vertical-align="middle" draw:auto-grow-height="false" fo:min-height="1.126cm" fo:min-width="3.543cm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0.322cm" fo:min-width="0.136cm"/>
    </style:style>
    <style:style style:name="gr17" style:family="graphic" style:parent-style-name="standard">
      <style:graphic-properties draw:stroke="none" svg:stroke-color="#000000" draw:fill="none" draw:fill-color="#ffffff" fo:min-height="0.893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  <style:text-properties fo:font-size="2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cc00"/>
      <style:paragraph-properties fo:text-align="center"/>
      <style:text-properties fo:font-size="20pt" style:font-size-asian="18pt" style:font-size-complex="18pt"/>
    </style:style>
    <style:style style:name="P5" style:family="paragraph">
      <loext:graphic-properties draw:fill="none" draw:fill-color="#ffffff"/>
      <style:text-properties fo:font-size="20pt" style:font-size-asian="18pt" style:font-size-complex="18pt"/>
    </style:style>
    <style:style style:name="P6" style:family="paragraph">
      <loext:graphic-properties draw:fill-color="#ff3300"/>
      <style:paragraph-properties fo:text-align="center"/>
      <style:text-properties fo:font-size="20pt" style:font-size-asian="18pt" style:font-size-complex="18pt"/>
    </style:style>
    <style:style style:name="P7" style:family="paragraph">
      <loext:graphic-properties draw:fill-color="#ff3300"/>
      <style:paragraph-properties fo:text-align="center"/>
      <style:text-properties fo:color="#ffffff" fo:font-size="20pt" fo:background-color="transparent" style:font-size-asian="18pt" style:font-size-complex="18pt"/>
    </style:style>
    <style:style style:name="P8" style:family="paragraph">
      <loext:graphic-properties draw:fill="none" draw:fill-color="#ffcc00"/>
      <style:paragraph-properties fo:text-align="center"/>
    </style:style>
    <style:style style:name="P9" style:family="paragraph">
      <loext:graphic-properties draw:fill-color="#00cc33"/>
      <style:paragraph-properties fo:text-align="center"/>
      <style:text-properties fo:color="#ffffff" fo:font-size="20pt" style:font-size-asian="18pt" style:font-size-complex="18pt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color="#ffffff" fo:font-size="20pt" fo:background-color="transparent" style:font-size-asian="18pt" style:font-size-complex="18pt"/>
    </style:style>
    <style:style style:name="T3" style:family="text">
      <style:text-properties fo:color="#ffffff"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702cm" svg:height="1.524cm" svg:x="10.228cm" svg:y="2.905cm">
          <text:p text:style-name="P1"><text:span text:style-name="T1">PL/SQL</text:span><text:span text:style-name="T1"><text:line-break/></text:span><text:span text:style-name="T1">source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5cm" svg:height="1.524cm" svg:x="10.255cm" svg:y="5.772cm">
          <text:p text:style-name="P1"><text:span text:style-name="T1">DIANA (I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4.445cm" svg:height="1.524cm" svg:x="2.659cm" svg:y="17.444cm">
          <text:p text:style-name="P1"><text:span text:style-name="T1">MCODE</text:span></text:p>
          <text:p text:style-name="P1"><text:span text:style-name="T1">(bytecod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4.829cm" svg:height="1.524cm" svg:x="8.895cm" svg:y="17.444cm">
          <text:p text:style-name="P1"><text:span text:style-name="T1">Native C 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12.579cm" svg:y1="4.429cm" svg:x2="12.542cm" svg:y2="5.772cm" draw:start-shape="id1" draw:start-glue-point="2" draw:end-shape="id2" draw:end-glue-point="0" svg:d="M12579 4429l-37 1343" svg:viewBox="0 0 38 1344">
          <text:p/>
        </draw:connector>
        <draw:custom-shape draw:style-name="gr6" draw:text-style-name="P4" xml:id="id4" draw:id="id4" draw:layer="layout" svg:width="3.683cm" svg:height="1.397cm" svg:x="6.385cm" svg:y="14.793cm">
          <text:p text:style-name="P1"><text:span text:style-name="T1">Mod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3" draw:layer="layout" draw:type="line" svg:x1="12.542cm" svg:y1="7.296cm" svg:x2="12.522cm" svg:y2="8.874cm" draw:start-shape="id2" draw:start-glue-point="2" draw:end-shape="id3" draw:end-glue-point="4" svg:d="M12542 7296l-20 1578" svg:viewBox="0 0 21 1579">
          <text:p/>
        </draw:connector>
        <draw:connector draw:style-name="gr5" draw:text-style-name="P3" draw:layer="layout" svg:x1="6.385cm" svg:y1="15.492cm" svg:x2="4.881cm" svg:y2="17.444cm" draw:start-shape="id4" draw:start-glue-point="5" draw:end-shape="id5" draw:end-glue-point="0" svg:d="M6385 15492h-1504v1952" svg:viewBox="0 0 1505 1953">
          <text:p/>
        </draw:connector>
        <draw:connector draw:style-name="gr5" draw:text-style-name="P3" draw:layer="layout" svg:x1="10.068cm" svg:y1="15.492cm" svg:x2="11.309cm" svg:y2="17.444cm" draw:start-shape="id4" draw:start-glue-point="7" draw:end-shape="id6" draw:end-glue-point="0" svg:d="M10068 15492h1241v1952" svg:viewBox="0 0 1242 1953">
          <text:p/>
        </draw:connector>
        <draw:frame draw:style-name="gr7" draw:text-style-name="P5" draw:layer="layout" svg:width="4.248cm" svg:height="1.39cm" svg:x="3.029cm" svg:y="14.374cm">
          <draw:text-box>
            <text:p><text:span text:style-name="T1">Interpreted</text:span></text:p>
          </draw:text-box>
        </draw:frame>
        <draw:frame draw:style-name="gr8" draw:text-style-name="P5" draw:layer="layout" svg:width="4.696cm" svg:height="2.032cm" svg:x="9.727cm" svg:y="13.577cm">
          <draw:text-box>
            <text:p><text:span text:style-name="T1">Native</text:span></text:p>
            <text:p><text:span text:style-name="T1">Compilation</text:span></text:p>
          </draw:text-box>
        </draw:frame>
        <draw:custom-shape draw:style-name="gr9" draw:text-style-name="P6" xml:id="id8" draw:id="id8" draw:layer="layout" svg:width="4.191cm" svg:height="1.524cm" svg:x="2.786cm" svg:y="20.645cm">
          <text:p text:style-name="P1"><text:span text:style-name="T1">P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9" draw:id="id9" draw:layer="layout" svg:width="4.32cm" svg:height="1.524cm" svg:x="9.196cm" svg:y="20.645cm">
          <text:p text:style-name="P1"><text:span text:style-name="T1">Native 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7" draw:id="id7" draw:layer="layout" svg:width="3.683cm" svg:height="1.397cm" svg:x="6.386cm" svg:y="23.194cm">
          <text:p text:style-name="P1"><text:span text:style-name="T1">Mod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3" draw:layer="layout" svg:x1="6.386cm" svg:y1="23.893cm" svg:x2="4.881cm" svg:y2="22.169cm" draw:start-shape="id7" draw:start-glue-point="5" draw:end-shape="id8" draw:end-glue-point="2" svg:d="M6386 23893h-1505v-1724" svg:viewBox="0 0 1506 1725">
          <text:p/>
        </draw:connector>
        <draw:connector draw:style-name="gr5" draw:text-style-name="P3" draw:layer="layout" svg:x1="10.069cm" svg:y1="23.893cm" svg:x2="11.356cm" svg:y2="22.169cm" draw:start-shape="id7" draw:start-glue-point="7" draw:end-shape="id9" draw:end-glue-point="2" svg:d="M10069 23893h1287v-1724" svg:viewBox="0 0 1288 1725">
          <text:p/>
        </draw:connector>
        <draw:custom-shape draw:style-name="gr11" draw:text-style-name="P7" draw:layer="layout" svg:width="8.762cm" svg:height="1.074cm" draw:transform="rotate (1.57271618897209) translate (1.45cm 28.432cm)">
          <text:p text:style-name="P1"><text:span text:style-name="T2">Exec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8" draw:layer="layout" draw:type="line" svg:x1="4.881cm" svg:y1="20.645cm" svg:x2="4.881cm" svg:y2="18.968cm" draw:start-shape="id8" draw:start-glue-point="0" draw:end-shape="id5" draw:end-glue-point="2" svg:d="M4881 20645v-1677" svg:viewBox="0 0 1 1678">
          <text:p/>
        </draw:connector>
        <draw:connector draw:style-name="gr12" draw:text-style-name="P8" draw:layer="layout" draw:type="line" svg:x1="11.356cm" svg:y1="20.645cm" svg:x2="11.309cm" svg:y2="18.968cm" draw:start-shape="id9" draw:start-glue-point="0" draw:end-shape="id6" draw:end-glue-point="2" svg:d="M11356 20645l-47-1677" svg:viewBox="0 0 48 1678">
          <text:p/>
        </draw:connector>
        <draw:frame draw:style-name="gr8" draw:text-style-name="P5" draw:layer="layout" svg:width="4.696cm" svg:height="2.032cm" svg:x="9.603cm" svg:y="23.947cm">
          <draw:text-box>
            <text:p><text:span text:style-name="T1">Native</text:span></text:p>
            <text:p><text:span text:style-name="T1">Compilation</text:span></text:p>
          </draw:text-box>
        </draw:frame>
        <draw:frame draw:style-name="gr7" draw:text-style-name="P5" draw:layer="layout" svg:width="4.248cm" svg:height="1.39cm" svg:x="3.053cm" svg:y="23.947cm">
          <draw:text-box>
            <text:p><text:span text:style-name="T1">Interpreted</text:span></text:p>
          </draw:text-box>
        </draw:frame>
        <draw:custom-shape draw:style-name="gr13" draw:text-style-name="P9" draw:layer="layout" svg:width="17.272cm" svg:height="1.017cm" draw:transform="rotate (1.57393791944849) translate (1.408cm 19.771cm)">
          <text:p text:style-name="P1"><text:span text:style-name="T3">Compil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3" draw:id="id3" draw:layer="layout" svg:width="5.08cm" svg:height="2.286cm" svg:x="9.982cm" svg:y="8.874cm">
          <text:p text:style-name="P1"><text:span text:style-name="T1">Truffle activ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2" xml:id="id11" draw:id="id11" draw:layer="layout" svg:width="4.191cm" svg:height="1.524cm" svg:x="15.005cm" svg:y="12.049cm">
          <text:p text:style-name="P1"><text:span text:style-name="T1">DIANA/J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0" draw:id="id10" draw:layer="layout" svg:width="1.27cm" svg:height="1.143cm" svg:x="7.604cm" svg:y="12.276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5" draw:text-style-name="P3" draw:layer="layout" svg:x1="9.982cm" svg:y1="10.017cm" svg:x2="8.239cm" svg:y2="12.276cm" draw:start-shape="id3" draw:start-glue-point="5" draw:end-shape="id10" draw:end-glue-point="4" svg:d="M9982 10017h-1743v2259" svg:viewBox="0 0 1744 2260">
          <text:p/>
        </draw:connector>
        <draw:connector draw:style-name="gr5" draw:text-style-name="P3" draw:layer="layout" svg:x1="8.239cm" svg:y1="13.419cm" svg:x2="8.226cm" svg:y2="14.793cm" draw:start-shape="id10" draw:start-glue-point="6" draw:end-shape="id4" draw:end-glue-point="4" svg:d="M8239 13419v687h-13v687" svg:viewBox="0 0 14 1375">
          <text:p/>
        </draw:connector>
        <draw:connector draw:style-name="gr5" draw:text-style-name="P3" draw:layer="layout" svg:x1="15.062cm" svg:y1="10.017cm" svg:x2="17.1cm" svg:y2="12.049cm" draw:start-shape="id3" draw:start-glue-point="7" draw:end-shape="id11" draw:end-glue-point="0" svg:d="M15062 10017h2038v2032" svg:viewBox="0 0 2039 2033">
          <text:p/>
        </draw:connector>
        <draw:custom-shape draw:style-name="gr9" draw:text-style-name="P6" xml:id="id14" draw:id="id14" draw:layer="layout" svg:width="4.191cm" svg:height="1.524cm" svg:x="14.97cm" svg:y="17.483cm">
          <text:p text:style-name="P1"><text:span text:style-name="T1">Truffle 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13" draw:id="id13" draw:layer="layout" svg:width="4.191cm" svg:height="1.524cm" svg:x="14.97cm" svg:y="20.658cm">
          <text:p text:style-name="P1"><text:span text:style-name="T1">Truffle</text:span></text:p>
          <text:p text:style-name="P1"><text:span text:style-name="T1">exec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12" draw:id="id12" draw:layer="layout" svg:width="5.08cm" svg:height="2.286cm" svg:x="10.455cm" svg:y="26.114cm">
          <text:p text:style-name="P1"><text:span text:style-name="T1">Truffle activ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3" draw:layer="layout" svg:x1="10.455cm" svg:y1="27.257cm" svg:x2="8.227cm" svg:y2="24.591cm" draw:start-shape="id12" draw:start-glue-point="5" draw:end-shape="id7" draw:end-glue-point="6" svg:d="M10455 27257h-2228v-2666" svg:viewBox="0 0 2229 2667">
          <text:p/>
        </draw:connector>
        <draw:connector draw:style-name="gr5" draw:text-style-name="P3" draw:layer="layout" svg:x1="15.535cm" svg:y1="27.257cm" svg:x2="17.065cm" svg:y2="22.182cm" draw:start-shape="id12" draw:start-glue-point="7" draw:end-shape="id13" draw:end-glue-point="2" svg:d="M15535 27257h1530v-5075" svg:viewBox="0 0 1531 5076">
          <text:p/>
        </draw:connector>
        <draw:connector draw:style-name="gr5" draw:text-style-name="P3" draw:layer="layout" svg:x1="17.065cm" svg:y1="20.658cm" svg:x2="17.065cm" svg:y2="19.007cm" draw:start-shape="id13" draw:start-glue-point="0" draw:end-shape="id14" draw:end-glue-point="2" svg:d="M17065 20658v-1651" svg:viewBox="0 0 1 1652">
          <text:p/>
        </draw:connector>
        <draw:connector draw:style-name="gr5" draw:text-style-name="P3" draw:layer="layout" draw:type="line" svg:x1="15.005cm" svg:y1="12.811cm" svg:x2="8.557cm" svg:y2="12.848cm" draw:start-shape="id11" draw:start-glue-point="3" draw:end-shape="id10" draw:end-glue-point="7" svg:d="M15005 12811l-6448 37" svg:viewBox="0 0 6449 38">
          <text:p/>
        </draw:connector>
        <draw:connector draw:style-name="gr5" draw:text-style-name="P3" draw:layer="layout" draw:type="line" svg:x1="17.1cm" svg:y1="13.573cm" svg:x2="17.065cm" svg:y2="17.483cm" draw:start-shape="id11" draw:start-glue-point="2" draw:end-shape="id14" draw:end-glue-point="0" svg:d="M17100 13573l-35 3910" svg:viewBox="0 0 36 3911">
          <text:p/>
        </draw:connector>
        <draw:frame draw:style-name="gr17" draw:text-style-name="P5" draw:layer="layout" svg:width="1.756cm" svg:height="1.143cm" svg:x="7.604cm" svg:y="9.001cm">
          <draw:text-box>
            <text:p><text:span text:style-name="T1">No</text:span></text:p>
          </draw:text-box>
        </draw:frame>
        <draw:frame draw:style-name="gr17" draw:text-style-name="P5" draw:layer="layout" svg:width="1.756cm" svg:height="1.143cm" svg:x="16.24cm" svg:y="9.001cm">
          <draw:text-box>
            <text:p><text:span text:style-name="T1">Yes</text:span></text:p>
          </draw:text-box>
        </draw:frame>
        <draw:frame draw:style-name="gr17" draw:text-style-name="P5" draw:layer="layout" svg:width="1.756cm" svg:height="1.143cm" svg:x="7.604cm" svg:y="27.289cm">
          <draw:text-box>
            <text:p><text:span text:style-name="T1">No</text:span></text:p>
          </draw:text-box>
        </draw:frame>
        <draw:frame draw:style-name="gr17" draw:text-style-name="P5" draw:layer="layout" svg:width="1.756cm" svg:height="1.143cm" svg:x="16.167cm" svg:y="27.289cm">
          <draw:text-box>
            <text:p><text:span text:style-name="T1">Yes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21:06:19.377240748</meta:creation-date>
    <dc:date>2017-07-29T12:36:43.872253371</dc:date>
    <meta:editing-duration>PT24M55S</meta:editing-duration>
    <meta:editing-cycles>7</meta:editing-cycles>
    <meta:generator>LibreOffice/5.1.6.2$Linux_X86_64 LibreOffice_project/10m0$Build-2</meta:generator>
    <meta:document-statistic meta:object-count="60"/>
  </office:meta>
</office:document-meta>
</file>